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d18c8" officeooo:paragraph-rsid="000d18c8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d18c8" officeooo:paragraph-rsid="000d18c8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AR SUNFLOWER</text:p>
      <text:p text:style-name="P1"/>
      <text:p text:style-name="P2">Code : </text:p>
      <text:p text:style-name="P2"/>
      <text:p text:style-name="P2">#include &lt;Servo.h&gt;</text:p>
      <text:p text:style-name="P2"/>
      <text:p text:style-name="P2">Servo panelServo;</text:p>
      <text:p text:style-name="P2"/>
      <text:p text:style-name="P2">int leftLDR = 2; <text:s text:c="2"/>// DO pin of left LDR</text:p>
      <text:p text:style-name="P2">int rightLDR = 3; <text:s/>// DO pin of right LDR</text:p>
      <text:p text:style-name="P2"/>
      <text:p text:style-name="P2">int servoPin = 9;</text:p>
      <text:p text:style-name="P2">int pos = 0; <text:s text:c="7"/>// Start in middle (-90° mapped to 0°)</text:p>
      <text:p text:style-name="P2">int minAngle = 0; <text:s text:c="2"/>// maps to -90°</text:p>
      <text:p text:style-name="P2">int maxAngle = 180; // maps to +90°</text:p>
      <text:p text:style-name="P2"/>
      <text:p text:style-name="P2">void setup() {</text:p>
      <text:p text:style-name="P2"><text:s text:c="2"/>panelServo.attach(servoPin);</text:p>
      <text:p text:style-name="P2"><text:s text:c="2"/>panelServo.write(pos);</text:p>
      <text:p text:style-name="P2"/>
      <text:p text:style-name="P2"><text:s text:c="2"/>pinMode(leftLDR, INPUT);</text:p>
      <text:p text:style-name="P2"><text:s text:c="2"/>pinMode(rightLDR, INPUT);</text:p>
      <text:p text:style-name="P2"/>
      <text:p text:style-name="P2"><text:s text:c="2"/>Serial.begin(9600);</text:p>
      <text:p text:style-name="P2">}</text:p>
      <text:p text:style-name="P2"/>
      <text:p text:style-name="P2">void loop() {</text:p>
      <text:p text:style-name="P2"><text:s text:c="2"/>int left = digitalRead(leftLDR);</text:p>
      <text:p text:style-name="P2"><text:s text:c="2"/>int right = digitalRead(rightLDR);</text:p>
      <text:p text:style-name="P2"/>
      <text:p text:style-name="P2"><text:s text:c="2"/>Serial.print("Left: ");</text:p>
      <text:p text:style-name="P2"><text:s text:c="2"/>Serial.print(left);</text:p>
      <text:p text:style-name="P2"><text:s text:c="2"/>Serial.print(" <text:s/>Right: ");</text:p>
      <text:p text:style-name="P2"><text:s text:c="2"/>Serial.println(right);</text:p>
      <text:p text:style-name="P2"/>
      <text:p text:style-name="P2"><text:soft-page-break/><text:s text:c="2"/>// Move left</text:p>
      <text:p text:style-name="P2"><text:s text:c="2"/>if (left == HIGH &amp;&amp; right == LOW) {</text:p>
      <text:p text:style-name="P2"><text:s text:c="4"/>if (pos &lt; maxAngle) pos += 1;</text:p>
      <text:p text:style-name="P2"><text:s text:c="4"/>panelServo.write(pos);</text:p>
      <text:p text:style-name="P2"><text:s text:c="4"/>delay(20);</text:p>
      <text:p text:style-name="P2"><text:s text:c="2"/>}</text:p>
      <text:p text:style-name="P2"><text:s text:c="2"/>// Move right</text:p>
      <text:p text:style-name="P2"><text:s text:c="2"/>else if (right == HIGH &amp;&amp; left == LOW) {</text:p>
      <text:p text:style-name="P2"><text:s text:c="4"/>if (pos &gt; minAngle) pos -= 1;</text:p>
      <text:p text:style-name="P2"><text:s text:c="4"/>panelServo.write(pos);</text:p>
      <text:p text:style-name="P2"><text:s text:c="4"/>delay(20);</text:p>
      <text:p text:style-name="P2"><text:s text:c="2"/>}</text:p>
      <text:p text:style-name="P2"><text:s text:c="2"/>else {</text:p>
      <text:p text:style-name="P2"><text:s text:c="4"/>delay(20);</text:p>
      <text:p text:style-name="P2"><text:s text:c="2"/>}</text:p>
      <text:p text:style-name="P2">}</text:p>
      <text:p text:style-name="P2"/>
      <text:p text:style-name="P2">// To convert servo value to real angle (-90 to 90):</text:p>
      <text:p text:style-name="P2">int realAngle = pos - 90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4:22:11.433468943</meta:creation-date>
    <dc:date>2025-12-12T14:23:01.163343704</dc:date>
    <meta:editing-duration>PT50S</meta:editing-duration>
    <meta:editing-cycles>1</meta:editing-cycles>
    <meta:document-statistic meta:table-count="0" meta:image-count="0" meta:object-count="0" meta:page-count="2" meta:paragraph-count="42" meta:word-count="156" meta:character-count="970" meta:non-whitespace-character-count="776"/>
    <meta:generator>LibreOffice/7.3.7.2$Linux_X86_64 LibreOffice_project/30$Build-2</meta:generator>
  </office:meta>
</office:document-meta>
</file>